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3e040" officeooo:paragraph-rsid="000d89c9"/>
    </style:style>
    <style:style style:name="P2" style:family="paragraph" style:parent-style-name="Standard">
      <style:text-properties style:font-name="FreeSans" fo:font-weight="normal" officeooo:rsid="0030b819" officeooo:paragraph-rsid="000d89c9" style:font-weight-asian="normal" style:font-weight-complex="normal"/>
    </style:style>
    <style:style style:name="T1" style:family="text">
      <style:text-properties style:font-name="FreeSans" fo:font-size="9pt" style:font-size-asian="9pt" style:font-size-complex="9pt"/>
    </style:style>
    <style:style style:name="T2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FreeSans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4.1906in" svg:height="1.4425in" svg:x="0.0047in" svg:y="0.0252in"><text:p/><draw:enhanced-geometry svg:viewBox="0 0 21600 21600" draw:type="rectangle" draw:enhanced-path="M 0 0 L 21600 0 21600 21600 0 21600 0 0 Z N"/></draw:custom-shape><draw:frame text:anchor-type="paragraph" draw:z-index="1" draw:style-name="gr2" svg:width="4.1606in" svg:height="1.3512in" svg:x="0.0516in" svg:y="0.048in"><draw:text-box><text:p><text:span text:style-name="T1">Imagine you want to make a peanut butter sandwich. Which of the following two actions is </text:span><text:span text:style-name="T2">more controllable</text:span><text:span text:style-name="T1">?</text:span></text:p><text:p><text:span text:style-name="T3"/></text:p><text:p><text:span text:style-name="T1">A. You can spread the peanut butter on one slice of bread and you need Mary to spread strawberry jam on the second slice of bread.</text:span></text:p><text:p><text:span text:style-name="T3"/></text:p><text:p><text:span text:style-name="T1">B. You can spread the peanut butter on one slice of bread and strawberry jam on the second slice of bread.</text:span></text:p><text:p><text:span text:style-name="T3"/></text:p><text:p><text:span text:style-name="T1">C. Equally controllable.</text:span>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0:34:21.572656435</meta:creation-date>
    <dc:date>2015-11-17T11:10:46.520142647</dc:date>
    <meta:editing-duration>PT2M39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